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isbildung Petac's</text:p>
      <text:p text:style-name="P1"/>
      <text:p text:style-name="P2">Unser Produkt Petac's kostet 118€. Der Preis ist begründet durch die kosten für Material, die investierte Arbeit unserer Mitarbeiter und, dass unser Gewinn größer als unsere Kosten sind.</text:p>
      <text:p text:style-name="P2">Unsere Materialkosten von 13.045,50€ pro Jahr stellen sich zum Beispiel aus den Kosten für Kunststoff und den Kosten für Metalle, wie Kupfer und Aluminium zusammen. Dazu kommen die Personalkosten, die monatlich 120,640€ betragen und andere fixe kosten für Strom, Wasser, Gas, Miete, Versicherung und für die Buchhaltung. Die variablen kosten, wie tank und Werbung varieren je nach monat.</text:p>
      <text:p text:style-name="P2"/>
      <text:p text:style-name="P2">Strom,Wasser,Gas:<text:tab/>(901,39€)</text:p>
      <text:p text:style-name="P2">Miete:<text:tab/><text:tab/><text:tab/>(38.250€)</text:p>
      <text:p text:style-name="P2">Versicherung:<text:tab/><text:tab/>(83,20€)</text:p>
      <text:p text:style-name="P2">Buchhaltung:<text:tab/><text:tab/>(42,70€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23T22:50:49.92</meta:creation-date>
    <dc:date>2019-05-23T23:19:41.73</dc:date>
    <dc:creator>Kevin Renhardt</dc:creator>
    <meta:editing-duration>PT16M53S</meta:editing-duration>
    <meta:editing-cycles>2</meta:editing-cycles>
    <meta:generator>OpenOffice/4.1.5$Win32 OpenOffice.org_project/415m1$Build-9789</meta:generator>
    <meta:printed-by>Kevin Renhardt</meta:printed-by>
    <meta:print-date>2019-05-23T23:19:03.28</meta:print-date>
    <meta:document-statistic meta:table-count="0" meta:image-count="0" meta:object-count="0" meta:page-count="1" meta:paragraph-count="7" meta:word-count="96" meta:character-count="683"/>
  </office:meta>
</office:document-meta>
</file>